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b8152" officeooo:paragraph-rsid="001b8152"/>
    </style:style>
    <style:style style:name="P2" style:family="paragraph" style:parent-style-name="Standard" style:list-style-name="L1">
      <style:text-properties officeooo:rsid="001b8152" officeooo:paragraph-rsid="001b8152"/>
    </style:style>
    <style:style style:name="P3" style:family="paragraph" style:parent-style-name="Standard" style:list-style-name="L2">
      <style:text-properties officeooo:rsid="001d75f5" officeooo:paragraph-rsid="001d75f5"/>
    </style:style>
    <style:style style:name="T1" style:family="text">
      <style:text-properties officeooo:rsid="001d75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nctionnalités opérationnelles : </text:p>
      <text:p text:style-name="P1"/>
      <text:list xml:id="list102617542" text:style-name="L1">
        <text:list-item>
          <text:p text:style-name="P2">Contrôles pas à pas (Déplacement corps, déplacement tête, mode rasta et parlotte)</text:p>
        </text:list-item>
        <text:list-item>
          <text:p text:style-name="P2">Panneau admin</text:p>
        </text:list-item>
        <text:list-item>
          <text:p text:style-name="P2">Gestion des robots <text:span text:style-name="T1">(admin)</text:span></text:p>
        </text:list-item>
        <text:list-item>
          <text:p text:style-name="P2">Visualisation des actions</text:p>
        </text:list-item>
        <text:list-item>
          <text:p text:style-name="P2"/>
        </text:list-item>
      </text:list>
      <text:p text:style-name="P1"/>
      <text:p text:style-name="P1"/>
      <text:p text:style-name="P1">Fonctionnalités non opérationnelles : </text:p>
      <text:p text:style-name="P1"/>
      <text:list xml:id="list1039652841" text:style-name="L2">
        <text:list-item>
          <text:p text:style-name="P3">Bouton “Home”</text:p>
        </text:list-item>
        <text:list-item>
          <text:p text:style-name="P3">Bouton “Doc”</text:p>
        </text:list-item>
        <text:list-item>
          <text:p text:style-name="P3">Page “Info” vide</text:p>
        </text:list-item>
        <text:list-item>
          <text:p text:style-name="P3">Fonction “Se souvenir de moi” sur la page de connexion</text:p>
        </text:list-item>
        <text:list-item>
          <text:p text:style-name="P3">Je pense que le robot “paulo” n’est pas vraiment configuré </text:p>
        </text:list-item>
        <text:list-item>
          <text:p text:style-name="P3">Ajout d’une action en dur dans le code </text:p>
        </text:list-item>
        <text:list-item>
          <text:p text:style-name="P3">Bouton “Retour” lors de la confirmation de suppression (pour la suppression d’un compte)</text:p>
        </text:list-item>
        <text:list-item>
          <text:p text:style-name="P3">Liste des utilisateurs fonctionne bizarrement (on ne voit pas le compte avec lequel on est co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3:53:17.025055257</meta:creation-date>
    <dc:date>2018-05-11T14:10:51.669006445</dc:date>
    <meta:editing-duration>PT7M14S</meta:editing-duration>
    <meta:editing-cycles>1</meta:editing-cycles>
    <meta:document-statistic meta:table-count="0" meta:image-count="0" meta:object-count="0" meta:page-count="1" meta:paragraph-count="15" meta:word-count="105" meta:character-count="605" meta:non-whitespace-character-count="523"/>
    <meta:generator>LibreOffice/6.0.3.2$Linux_X86_64 LibreOffice_project/00m0$Build-2</meta:generator>
  </office:meta>
</office:document-meta>
</file>